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jpeg" manifest:full-path="Pictures/100000000000040000000300C65353D4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21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fo:background-color="transparent" style:print-page-order="ttb" style:first-page-number="continue" style:scale-to="100%" style:writing-mode="lr-tb" style:print="charts drawings objects zero-values">
        <style:background-image xlink:href="Pictures/100000000000040000000300C65353D4.jpg" xlink:type="simple" xlink:actuate="onLoad"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